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GOST type A1" svg:font-family="'GOST type A'"/>
    <style:font-face style:name="Calibri" svg:font-family="Calibri" style:font-family-generic="roman"/>
    <style:font-face style:name="ISOCPEUR" svg:font-family="ISOCPEUR" style:font-family-generic="roman"/>
    <style:font-face style:name="Times New Roman1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GOST type A" svg:font-family="'GOST type A'" style:font-pitch="variable"/>
    <style:font-face style:name="Times New Roman" svg:font-family="'Times New Roman'" style:font-family-generic="roman" style:font-pitch="variable"/>
    <style:font-face style:name="AR PL KaitiM GB" svg:font-family="'AR PL KaitiM GB'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50%" fo:text-indent="0cm" style:auto-text-indent="false"/>
      <style:text-properties style:font-name="Times New Roman" fo:font-size="12pt" officeooo:paragraph-rsid="006e5c2e" style:font-size-asian="12pt" style:font-size-complex="12pt"/>
    </style:style>
    <style:style style:name="P2" style:family="paragraph" style:parent-style-name="Standard" style:list-style-name="" style:master-page-name="Standard">
      <style:paragraph-properties fo:margin-left="0cm" fo:margin-right="0cm" fo:margin-top="0cm" fo:margin-bottom="0cm" loext:contextual-spacing="false" fo:line-height="100%" fo:text-align="center" style:justify-single-word="false" fo:keep-together="always" fo:text-indent="1.251cm" style:auto-text-indent="false" style:page-number="auto" fo:keep-with-next="always"/>
      <style:text-properties officeooo:rsid="00190bb1" officeooo:paragraph-rsid="00190bb1"/>
    </style:style>
    <style:style style:name="P3" style:family="paragraph" style:parent-style-name="Standard" style:list-style-name="">
      <style:paragraph-properties fo:margin-left="0cm" fo:margin-right="0cm" fo:margin-top="0cm" fo:margin-bottom="0cm" loext:contextual-spacing="false" fo:line-height="100%" fo:text-align="center" style:justify-single-word="false" fo:text-indent="1.251cm" style:auto-text-indent="false"/>
      <style:text-properties style:font-name="Times New Roman1" fo:font-size="14pt" fo:language="en" fo:country="US" fo:font-weight="bold" officeooo:rsid="00232598" officeooo:paragraph-rsid="00190bb1" style:font-name-asian="Times New Roman2" style:font-size-asian="14pt" style:font-weight-asian="bold" style:font-name-complex="Times New Roman2" style:font-size-complex="16pt"/>
    </style:style>
    <style:style style:name="P4" style:family="paragraph" style:parent-style-name="Standard" style:list-style-name="">
      <style:paragraph-properties fo:margin-left="0cm" fo:margin-right="0cm" fo:margin-top="0cm" fo:margin-bottom="0cm" loext:contextual-spacing="false" fo:line-height="100%" fo:text-align="center" style:justify-single-word="false" fo:text-indent="1.251cm" style:auto-text-indent="false"/>
      <style:text-properties style:font-name="Times New Roman1" fo:font-size="14pt" fo:language="en" fo:country="US" fo:font-weight="bold" officeooo:rsid="00652e06" officeooo:paragraph-rsid="00652e06" style:font-name-asian="Times New Roman2" style:font-size-asian="14pt" style:font-weight-asian="bold" style:font-name-complex="Times New Roman2" style:font-size-complex="16pt"/>
    </style:style>
    <style:style style:name="P5" style:family="paragraph" style:parent-style-name="Standard" style:list-style-name="">
      <style:paragraph-properties fo:margin-left="0cm" fo:margin-right="0cm" fo:margin-top="0cm" fo:margin-bottom="0cm" loext:contextual-spacing="false" fo:line-height="100%" fo:text-align="center" style:justify-single-word="false" fo:text-indent="1.251cm" style:auto-text-indent="false"/>
      <style:text-properties style:font-name="Times New Roman1" fo:font-size="14pt" fo:language="en" fo:country="US" fo:font-weight="bold" officeooo:rsid="004aaabe" officeooo:paragraph-rsid="004aaabe" style:font-name-asian="Times New Roman2" style:font-size-asian="14pt" style:font-weight-asian="bold" style:font-name-complex="Times New Roman2" style:font-size-complex="16pt"/>
    </style:style>
    <style:style style:name="P6" style:family="paragraph" style:parent-style-name="Standard" style:list-style-name="">
      <style:paragraph-properties fo:margin-left="0cm" fo:margin-right="0cm" fo:margin-top="0cm" fo:margin-bottom="0cm" loext:contextual-spacing="false" fo:line-height="150%" fo:text-align="center" style:justify-single-word="false" fo:keep-together="always" fo:text-indent="0cm" style:auto-text-indent="false" fo:break-before="page" fo:keep-with-next="always"/>
      <style:text-properties style:font-name="Times New Roman1" fo:font-size="14pt" fo:language="en" fo:country="US" fo:font-weight="bold" officeooo:rsid="004dbff7" officeooo:paragraph-rsid="00248c53" style:font-name-asian="Times New Roman2" style:font-size-asian="14pt" style:font-weight-asian="bold" style:font-name-complex="Times New Roman2" style:font-size-complex="16pt"/>
    </style:style>
    <style:style style:name="P7" style:family="paragraph" style:parent-style-name="Standard" style:list-style-name="">
      <style:paragraph-properties fo:margin-left="0cm" fo:margin-right="0cm" fo:margin-top="0cm" fo:margin-bottom="0cm" loext:contextual-spacing="false" fo:line-height="150%" fo:text-align="center" style:justify-single-word="false" fo:keep-together="always" fo:text-indent="0cm" style:auto-text-indent="false" fo:break-before="page" fo:keep-with-next="always"/>
      <style:text-properties style:font-name="Times New Roman1" fo:font-size="14pt" fo:language="en" fo:country="US" fo:font-weight="bold" officeooo:rsid="004dbff7" officeooo:paragraph-rsid="00535102" style:font-name-asian="Times New Roman2" style:font-size-asian="14pt" style:font-weight-asian="bold" style:font-name-complex="Times New Roman2" style:font-size-complex="16pt" style:font-weight-complex="bold"/>
    </style:style>
    <style:style style:name="P8" style:family="paragraph" style:parent-style-name="Standard" style:list-style-name="">
      <style:paragraph-properties fo:margin-left="0cm" fo:margin-right="0cm" fo:margin-top="0cm" fo:margin-bottom="0cm" loext:contextual-spacing="false" fo:line-height="150%" fo:text-align="center" style:justify-single-word="false" fo:keep-together="always" fo:text-indent="0cm" style:auto-text-indent="false" fo:break-before="page" fo:keep-with-next="always"/>
      <style:text-properties style:font-name="Times New Roman1" fo:font-size="14pt" fo:language="en" fo:country="US" fo:font-weight="bold" officeooo:rsid="004dbff7" officeooo:paragraph-rsid="00554cc1" style:font-name-asian="Times New Roman2" style:font-size-asian="14pt" style:font-weight-asian="bold" style:font-name-complex="Times New Roman2" style:font-size-complex="16pt" style:font-weight-complex="bold"/>
    </style:style>
    <style:style style:name="P9" style:family="paragraph" style:parent-style-name="Standard" style:list-style-name="">
      <style:paragraph-properties fo:margin-left="0cm" fo:margin-right="0cm" fo:margin-top="0cm" fo:margin-bottom="0cm" loext:contextual-spacing="false" fo:line-height="150%" fo:text-align="center" style:justify-single-word="false" fo:keep-together="always" fo:text-indent="0cm" style:auto-text-indent="false" fo:break-before="page" fo:keep-with-next="always"/>
      <style:text-properties style:font-name="Times New Roman1" fo:font-size="14pt" fo:language="en" fo:country="US" fo:font-weight="bold" officeooo:rsid="004dbff7" officeooo:paragraph-rsid="006ce577" style:font-name-asian="Times New Roman2" style:font-size-asian="14pt" style:font-weight-asian="bold" style:font-name-complex="Times New Roman2" style:font-size-complex="16pt" style:font-weight-complex="bold"/>
    </style:style>
    <style:style style:name="P10" style:family="paragraph" style:parent-style-name="Standard" style:list-styl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1" fo:font-size="14pt" fo:language="en" fo:country="US" fo:font-weight="bold" officeooo:rsid="004dbff7" officeooo:paragraph-rsid="00248c53" style:font-name-asian="Times New Roman2" style:font-size-asian="14pt" style:font-weight-asian="bold" style:font-name-complex="Times New Roman2" style:font-size-complex="16pt"/>
    </style:style>
    <style:style style:name="P11" style:family="paragraph" style:parent-style-name="Standard" style:list-styl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1" fo:font-size="14pt" fo:language="en" fo:country="US" fo:font-weight="bold" officeooo:rsid="004dbff7" officeooo:paragraph-rsid="00535102" style:font-name-asian="Times New Roman2" style:font-size-asian="14pt" style:font-weight-asian="bold" style:font-name-complex="Times New Roman2" style:font-size-complex="16pt" style:font-weight-complex="bold"/>
    </style:style>
    <style:style style:name="P12" style:family="paragraph" style:parent-style-name="Standard" style:list-styl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1" fo:font-size="14pt" fo:language="en" fo:country="US" fo:font-weight="bold" officeooo:rsid="004dbff7" officeooo:paragraph-rsid="00554cc1" style:font-name-asian="Times New Roman2" style:font-size-asian="14pt" style:font-weight-asian="bold" style:font-name-complex="Times New Roman2" style:font-size-complex="16pt" style:font-weight-complex="bold"/>
    </style:style>
    <style:style style:name="P13" style:family="paragraph" style:parent-style-name="Standard" style:list-styl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/>
      <style:text-properties style:font-name="Times New Roman" fo:font-size="12pt" officeooo:rsid="00190bb1" officeooo:paragraph-rsid="006fb94b" style:font-size-asian="10.5pt" style:font-size-complex="12pt"/>
    </style:style>
    <style:style style:name="P14" style:family="paragraph" style:parent-style-name="Standard" style:list-styl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/>
      <style:text-properties style:font-name="Times New Roman" fo:font-size="12pt" officeooo:rsid="003e733b" officeooo:paragraph-rsid="006fc372" style:font-size-asian="10.5pt" style:font-size-complex="12pt"/>
    </style:style>
    <style:style style:name="P15" style:family="paragraph" style:parent-style-name="Standard" style:list-styl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/>
      <style:text-properties style:font-name="Times New Roman" fo:font-size="12pt" officeooo:rsid="0051eece" officeooo:paragraph-rsid="006fc372" style:font-size-asian="10.5pt" style:font-size-complex="12pt"/>
    </style:style>
    <style:style style:name="P16" style:family="paragraph" style:parent-style-name="Standard" style:list-styl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/>
      <style:text-properties style:font-name="Times New Roman" fo:font-size="12pt" fo:language="en" fo:country="US" fo:font-weight="normal" officeooo:rsid="003e733b" officeooo:paragraph-rsid="006fc372" style:font-name-asian="Times New Roman2" style:font-size-asian="10.5pt" style:font-weight-asian="normal" style:font-name-complex="Times New Roman2" style:font-size-complex="12pt" style:font-weight-complex="normal"/>
    </style:style>
    <style:style style:name="P17" style:family="paragraph" style:parent-style-name="Standard" style:list-styl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/>
      <style:text-properties style:font-name="Times New Roman" fo:font-size="12pt" fo:language="en" fo:country="US" fo:font-weight="normal" officeooo:rsid="0051eece" officeooo:paragraph-rsid="006fc372" style:font-name-asian="Times New Roman2" style:font-size-asian="10.5pt" style:font-weight-asian="normal" style:font-name-complex="Times New Roman2" style:font-size-complex="12pt" style:font-weight-complex="normal"/>
    </style:style>
    <style:style style:name="P18" style:family="paragraph">
      <loext:graphic-properties draw:fill="none"/>
      <style:paragraph-properties fo:text-align="start"/>
    </style:style>
    <style:style style:name="P19" style:family="paragraph">
      <style:paragraph-properties fo:margin-top="0cm" fo:margin-bottom="0cm" fo:line-height="100%" fo:text-align="center"/>
    </style:style>
    <style:style style:name="P20" style:family="paragraph">
      <loext:graphic-properties draw:fill="none"/>
      <style:paragraph-properties fo:margin-top="0cm" fo:margin-bottom="0cm" fo:line-height="100%" fo:text-align="center"/>
      <style:text-properties style:font-name="GOST type A" fo:font-size="10pt" fo:font-style="italic" style:font-size-asian="10pt" style:font-style-asian="italic" style:font-size-complex="10pt" style:font-style-complex="italic"/>
    </style:style>
    <style:style style:name="P21" style:family="paragraph">
      <loext:graphic-properties draw:fill="none"/>
      <style:paragraph-properties fo:margin-top="0cm" fo:margin-bottom="0cm" fo:line-height="100%" fo:text-align="center"/>
    </style:style>
    <style:style style:name="P22" style:family="paragraph">
      <style:paragraph-properties fo:margin-top="0cm" fo:margin-bottom="0cm" fo:line-height="100%" fo:text-align="start"/>
    </style:style>
    <style:style style:name="P23" style:family="paragraph">
      <loext:graphic-properties draw:fill="none"/>
      <style:paragraph-properties fo:margin-top="0cm" fo:margin-bottom="0cm" fo:line-height="100%" fo:text-align="start"/>
      <style:text-properties style:font-name="GOST type A" fo:font-size="10pt" fo:font-style="italic" style:font-size-asian="10pt" style:font-style-asian="italic" style:font-size-complex="10pt" style:font-style-complex="italic"/>
    </style:style>
    <style:style style:name="P24" style:family="paragraph">
      <loext:graphic-properties draw:fill="none"/>
      <style:paragraph-properties fo:margin-top="0cm" fo:margin-bottom="0cm" fo:line-height="100%" fo:text-align="start"/>
    </style:style>
    <style:style style:name="P25" style:family="paragraph">
      <loext:graphic-properties draw:fill="none"/>
      <style:paragraph-properties fo:margin-top="0cm" fo:margin-bottom="0cm" fo:line-height="100%" fo:text-align="center"/>
      <style:text-properties style:font-name="GOST type A" fo:font-style="italic" style:font-style-asian="italic" style:font-style-complex="italic"/>
    </style:style>
    <style:style style:name="P26" style:family="paragraph">
      <style:paragraph-properties fo:text-align="center"/>
    </style:style>
    <style:style style:name="P27" style:family="paragraph">
      <loext:graphic-properties draw:fill="none"/>
      <style:paragraph-properties fo:text-align="center"/>
      <style:text-properties style:font-name="GOST type A" fo:font-size="10pt" fo:font-style="italic" style:font-size-asian="10pt" style:font-style-asian="italic" style:font-size-complex="10pt" style:font-style-complex="italic"/>
    </style:style>
    <style:style style:name="T1" style:family="text">
      <style:text-properties style:font-name="Times New Roman1" fo:font-size="14pt" fo:language="en" fo:country="US" fo:font-weight="bold" style:font-name-asian="Times New Roman2" style:font-size-asian="14pt" style:font-weight-asian="bold" style:font-name-complex="Times New Roman2" style:font-size-complex="16pt"/>
    </style:style>
    <style:style style:name="T2" style:family="text">
      <style:text-properties style:font-name="Times New Roman1" fo:font-size="14pt" fo:language="en" fo:country="US" fo:font-weight="bold" officeooo:rsid="0063550f" style:font-name-asian="Times New Roman2" style:font-size-asian="14pt" style:font-weight-asian="bold" style:font-name-complex="Times New Roman2" style:font-size-complex="16pt"/>
    </style:style>
    <style:style style:name="T3" style:family="text">
      <style:text-properties officeooo:rsid="00671a69"/>
    </style:style>
    <style:style style:name="T4" style:family="text">
      <style:text-properties officeooo:rsid="0051eece"/>
    </style:style>
    <style:style style:name="T5" style:family="text">
      <style:text-properties fo:font-variant="normal" fo:text-transform="none" style:text-line-through-style="none" style:text-line-through-type="none" style:text-position="0% 100%" style:font-name="GOST type A" fo:font-size="10pt" fo:letter-spacing="normal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style:font-name="GOST type A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style:font-name="GOST type A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10" style:family="text">
      <style:text-properties style:font-name="GOST type A" fo:font-size="10pt" fo:font-style="italic" style:font-size-asian="10pt" style:font-style-asian="italic" style:font-size-complex="10pt" style:font-style-complex="italic"/>
    </style:style>
    <style:style style:name="T11" style:family="text">
      <style:text-properties fo:font-variant="normal" fo:text-transform="none" style:text-line-through-style="none" style:text-line-through-type="none" style:text-position="0% 100%" style:font-name="GOST type A" fo:font-size="12pt" fo:letter-spacing="normal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2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fo:margin-left="0.318cm" fo:margin-right="0.377cm" fo:margin-top="0cm" fo:margin-bottom="0.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textarea-vertical-align="top" draw:auto-grow-height="false" draw:fit-to-size="false" style:shrink-to-fit="false" fo:min-height="28.409cm" fo:min-width="17.949cm" fo:padding-top="0.127cm" fo:padding-bottom="0.127cm" fo:padding-left="0.254cm" fo:padding-right="0.254cm" fo:wrap-option="wrap" style:run-through="foreground"/>
    </style:style>
    <style:style style:name="gr3" style:family="graphic">
      <style:graphic-properties draw:stroke="solid" svg:stroke-width="0.071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foreground"/>
    </style:style>
    <style:style style:name="gr4" style:family="graphic">
      <style:graphic-properties draw:stroke="solid" svg:stroke-width="0.035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foreground"/>
    </style:style>
    <style:style style:name="gr5" style:family="graphic">
      <style:graphic-properties draw:stroke="none" svg:stroke-width="0cm" draw:fill="none" draw:textarea-vertical-align="top" draw:auto-grow-height="false" draw:fit-to-size="false" style:shrink-to-fit="false" fo:min-height="0.374cm" fo:min-width="0.743cm" fo:padding-top="0.035cm" fo:padding-bottom="0.035cm" fo:padding-left="0.035cm" fo:padding-right="0.035cm" fo:wrap-option="wrap" style:run-through="foreground"/>
    </style:style>
    <style:style style:name="gr6" style:family="graphic">
      <style:graphic-properties draw:stroke="none" svg:stroke-width="0cm" draw:fill="none" draw:textarea-vertical-align="top" draw:auto-grow-height="false" draw:fit-to-size="false" style:shrink-to-fit="false" fo:min-height="0.374cm" fo:min-width="0.945cm" fo:padding-top="0.035cm" fo:padding-bottom="0.035cm" fo:padding-left="0.035cm" fo:padding-right="0.035cm" fo:wrap-option="wrap" style:run-through="foreground"/>
    </style:style>
    <style:style style:name="gr7" style:family="graphic">
      <style:graphic-properties draw:stroke="none" svg:stroke-width="0cm" draw:fill="none" draw:textarea-vertical-align="top" draw:auto-grow-height="false" draw:fit-to-size="false" style:shrink-to-fit="false" fo:min-height="0.374cm" fo:min-width="2.305cm" fo:padding-top="0.035cm" fo:padding-bottom="0.035cm" fo:padding-left="0.035cm" fo:padding-right="0.035cm" fo:wrap-option="wrap" style:run-through="foreground"/>
    </style:style>
    <style:style style:name="gr8" style:family="graphic">
      <style:graphic-properties draw:stroke="none" svg:stroke-width="0cm" draw:fill="none" draw:textarea-vertical-align="top" draw:auto-grow-height="false" draw:fit-to-size="false" style:shrink-to-fit="false" fo:min-height="0.374cm" fo:min-width="1.346cm" fo:padding-top="0.035cm" fo:padding-bottom="0.035cm" fo:padding-left="0.035cm" fo:padding-right="0.035cm" fo:wrap-option="wrap" style:run-through="foreground"/>
    </style:style>
    <style:style style:name="gr9" style:family="graphic">
      <style:graphic-properties draw:stroke="none" svg:stroke-width="0cm" draw:fill="none" draw:textarea-vertical-align="top" draw:auto-grow-height="false" draw:fit-to-size="false" style:shrink-to-fit="false" fo:min-height="0.374cm" fo:min-width="0.852cm" fo:padding-top="0.035cm" fo:padding-bottom="0.035cm" fo:padding-left="0.035cm" fo:padding-right="0.035cm" fo:wrap-option="wrap" style:run-through="foreground"/>
    </style:style>
    <style:style style:name="gr10" style:family="graphic">
      <style:graphic-properties draw:stroke="none" svg:stroke-width="0cm" draw:fill="none" draw:textarea-vertical-align="top" draw:auto-grow-height="false" draw:fit-to-size="false" style:shrink-to-fit="false" fo:min-height="0.374cm" fo:min-width="1.289cm" fo:padding-top="0.035cm" fo:padding-bottom="0.035cm" fo:padding-left="0.035cm" fo:padding-right="0.035cm" fo:wrap-option="wrap" style:run-through="foreground"/>
    </style:style>
    <style:style style:name="gr11" style:family="graphic">
      <style:graphic-properties draw:stroke="none" svg:stroke-width="0cm" draw:fill="none" draw:textarea-vertical-align="top" draw:auto-grow-height="false" draw:fit-to-size="false" style:shrink-to-fit="false" fo:min-height="0.614cm" fo:min-width="11.151cm" fo:padding-top="0.035cm" fo:padding-bottom="0.035cm" fo:padding-left="0.035cm" fo:padding-right="0.035cm" fo:wrap-option="wrap" style:run-through="foreground"/>
    </style:style>
    <style:style style:name="gr12" style:family="graphic">
      <style:graphic-properties style:run-through="foreground"/>
    </style:style>
    <style:style style:name="gr13" style:family="graphic">
      <style:graphic-properties draw:stroke="none" svg:stroke-width="0cm" draw:fill="none" draw:textarea-vertical-align="top" draw:auto-grow-height="false" draw:fit-to-size="false" style:shrink-to-fit="false" fo:min-height="0.374cm" fo:min-width="3.484cm" fo:padding-top="0.035cm" fo:padding-bottom="0.035cm" fo:padding-left="0.035cm" fo:padding-right="0.035cm" fo:wrap-option="wrap" style:run-through="foreground"/>
    </style:style>
    <style:style style:name="gr14" style:family="graphic">
      <style:graphic-properties draw:stroke="none" svg:stroke-width="0cm" draw:fill="none" draw:textarea-vertical-align="top" draw:auto-grow-height="false" draw:fit-to-size="false" style:shrink-to-fit="false" fo:min-height="0.374cm" fo:min-width="4.228cm" fo:padding-top="0.035cm" fo:padding-bottom="0.035cm" fo:padding-left="0.035cm" fo:padding-right="0.035cm" fo:wrap-option="wrap" style:run-through="foreground"/>
    </style:style>
    <style:style style:name="gr15" style:family="graphic">
      <style:graphic-properties draw:stroke="none" svg:stroke-width="0cm" draw:fill="none" draw:textarea-vertical-align="top" draw:auto-grow-height="false" draw:fit-to-size="false" style:shrink-to-fit="false" fo:min-height="0.372cm" fo:min-width="1.893cm" fo:padding-top="0.035cm" fo:padding-bottom="0.035cm" fo:padding-left="0.035cm" fo:padding-right="0.035cm" fo:wrap-option="wrap" style:run-through="foreground"/>
    </style:style>
    <style:style style:name="gr16" style:family="graphic">
      <style:graphic-properties draw:stroke="none" svg:stroke-width="0cm" draw:fill="none" draw:textarea-vertical-align="top" draw:auto-grow-height="false" draw:fit-to-size="false" style:shrink-to-fit="false" fo:min-height="0.372cm" fo:min-width="2.305cm" fo:padding-top="0.035cm" fo:padding-bottom="0.035cm" fo:padding-left="0.035cm" fo:padding-right="0.035cm" fo:wrap-option="wrap" style:run-through="foreground"/>
    </style:style>
    <style:style style:name="gr17" style:family="graphic">
      <style:graphic-properties draw:stroke="none" svg:stroke-width="0cm" draw:fill="none" draw:textarea-vertical-align="top" draw:auto-grow-height="false" draw:fit-to-size="false" style:shrink-to-fit="false" fo:min-height="0.374cm" fo:min-width="1.893cm" fo:padding-top="0.035cm" fo:padding-bottom="0.035cm" fo:padding-left="0.035cm" fo:padding-right="0.035cm" fo:wrap-option="wrap" style:run-through="foreground"/>
    </style:style>
    <style:style style:name="gr18" style:family="graphic">
      <style:graphic-properties draw:stroke="none" svg:stroke-width="0cm" draw:fill="none" draw:textarea-vertical-align="top" draw:auto-grow-height="false" draw:fit-to-size="false" style:shrink-to-fit="false" fo:min-height="0.374cm" fo:min-width="2.305cm" fo:padding-top="0.035cm" fo:padding-bottom="0.035cm" fo:padding-left="0.035cm" fo:padding-right="0.035cm" fo:wrap-option="wrap" style:run-through="foreground"/>
    </style:style>
    <style:style style:name="gr19" style:family="graphic">
      <style:graphic-properties draw:stroke="none" svg:stroke-width="0cm" draw:fill="none" draw:textarea-vertical-align="middle" draw:auto-grow-height="false" draw:fit-to-size="false" style:shrink-to-fit="false" fo:min-height="2.237cm" fo:min-width="5.738cm" fo:padding-top="0.035cm" fo:padding-bottom="0.035cm" fo:padding-left="0.035cm" fo:padding-right="0.035cm" fo:wrap-option="wrap" style:run-through="foreground"/>
    </style:style>
    <style:style style:name="gr20" style:family="graphic">
      <style:graphic-properties draw:stroke="none" svg:stroke-width="0cm" draw:fill="none" draw:textarea-vertical-align="top" draw:auto-grow-height="false" draw:fit-to-size="false" style:shrink-to-fit="false" fo:min-height="0.374cm" fo:min-width="2.074cm" fo:padding-top="0.035cm" fo:padding-bottom="0.035cm" fo:padding-left="0.035cm" fo:padding-right="0.035cm" fo:wrap-option="wrap" style:run-through="foreground"/>
    </style:style>
    <style:style style:name="gr21" style:family="graphic">
      <style:graphic-properties draw:stroke="none" svg:stroke-width="0cm" draw:fill="none" draw:textarea-vertical-align="top" draw:auto-grow-height="false" draw:fit-to-size="false" style:shrink-to-fit="false" fo:min-height="0.372cm" fo:min-width="2.074cm" fo:padding-top="0.035cm" fo:padding-bottom="0.035cm" fo:padding-left="0.035cm" fo:padding-right="0.035cm" fo:wrap-option="wrap" style:run-through="foreground"/>
    </style:style>
    <style:style style:name="gr22" style:family="graphic">
      <style:graphic-properties draw:stroke="none" svg:stroke-width="0cm" draw:fill="none" draw:textarea-vertical-align="top" draw:auto-grow-height="false" draw:fit-to-size="false" style:shrink-to-fit="false" fo:min-height="0.561cm" fo:min-width="5.103cm" fo:padding-top="0.035cm" fo:padding-bottom="0.035cm" fo:padding-left="0.035cm" fo:padding-right="0.035cm" fo:wrap-option="wrap" style:run-through="foreground"/>
    </style:style>
    <style:style style:name="gr23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stroke="none" svg:stroke-width="0cm" draw:fill="none" draw:textarea-vertical-align="top" draw:auto-grow-height="false" draw:fit-to-size="false" style:shrink-to-fit="false" fo:min-height="0.372cm" fo:min-width="0.743cm" fo:padding-top="0.035cm" fo:padding-bottom="0.035cm" fo:padding-left="0.035cm" fo:padding-right="0.035cm" fo:wrap-option="wrap" style:run-through="foreground"/>
    </style:style>
    <style:style style:name="gr25" style:family="graphic">
      <style:graphic-properties draw:stroke="none" svg:stroke-width="0cm" draw:fill="none" draw:textarea-vertical-align="top" draw:auto-grow-height="false" draw:fit-to-size="false" style:shrink-to-fit="false" fo:min-height="0.372cm" fo:min-width="0.944cm" fo:padding-top="0.035cm" fo:padding-bottom="0.035cm" fo:padding-left="0.035cm" fo:padding-right="0.035cm" fo:wrap-option="wrap" style:run-through="foreground"/>
    </style:style>
    <style:style style:name="gr26" style:family="graphic">
      <style:graphic-properties draw:stroke="none" svg:stroke-width="0cm" draw:fill="none" draw:textarea-vertical-align="top" draw:auto-grow-height="false" draw:fit-to-size="false" style:shrink-to-fit="false" fo:min-height="0.372cm" fo:min-width="2.3cm" fo:padding-top="0.035cm" fo:padding-bottom="0.035cm" fo:padding-left="0.035cm" fo:padding-right="0.035cm" fo:wrap-option="wrap" style:run-through="foreground"/>
    </style:style>
    <style:style style:name="gr27" style:family="graphic">
      <style:graphic-properties draw:stroke="none" svg:stroke-width="0cm" draw:fill="none" draw:textarea-vertical-align="top" draw:auto-grow-height="false" draw:fit-to-size="false" style:shrink-to-fit="false" fo:min-height="0.372cm" fo:min-width="1.344cm" fo:padding-top="0.035cm" fo:padding-bottom="0.035cm" fo:padding-left="0.035cm" fo:padding-right="0.035cm" fo:wrap-option="wrap" style:run-through="foreground"/>
    </style:style>
    <style:style style:name="gr28" style:family="graphic">
      <style:graphic-properties draw:stroke="none" svg:stroke-width="0cm" draw:fill="none" draw:textarea-vertical-align="top" draw:auto-grow-height="false" draw:fit-to-size="false" style:shrink-to-fit="false" fo:min-height="0.372cm" fo:min-width="0.85cm" fo:padding-top="0.035cm" fo:padding-bottom="0.035cm" fo:padding-left="0.035cm" fo:padding-right="0.035cm" fo:wrap-option="wrap" style:run-through="foreground"/>
    </style:style>
    <style:style style:name="gr29" style:family="graphic">
      <style:graphic-properties draw:stroke="solid" svg:stroke-width="0.071cm" svg:stroke-color="#000000" draw:stroke-linejoin="miter" draw:fill="none" draw:textarea-vertical-align="top" draw:auto-grow-height="false" draw:fit-to-size="false" style:shrink-to-fit="false" fo:min-height="28.347cm" fo:min-width="17.911cm" fo:padding-top="0.127cm" fo:padding-bottom="0.127cm" fo:padding-left="0.254cm" fo:padding-right="0.254cm" fo:wrap-option="wrap" style:run-through="foreground"/>
    </style:style>
    <style:style style:name="gr30" style:family="graphic">
      <style:graphic-properties draw:stroke="none" svg:stroke-width="0cm" draw:fill="none" draw:textarea-vertical-align="top" draw:auto-grow-height="false" draw:fit-to-size="false" style:shrink-to-fit="false" fo:min-height="0.612cm" fo:min-width="9.878cm" fo:padding-top="0.035cm" fo:padding-bottom="0.035cm" fo:padding-left="0.035cm" fo:padding-right="0.035cm" fo:wrap-option="wrap" style:run-through="foreground"/>
    </style:style>
    <style:style style:name="gr31" style:family="graphic">
      <style:graphic-properties draw:stroke="none" svg:stroke-width="0cm" draw:fill="none" draw:textarea-vertical-align="top" draw:auto-grow-height="false" draw:fit-to-size="false" style:shrink-to-fit="false" fo:min-height="0.614cm" fo:min-width="1.288cm" fo:padding-top="0.035cm" fo:padding-bottom="0.035cm" fo:padding-left="0.035cm" fo:padding-right="0.035cm" fo:wrap-option="wrap" style:run-through="foreground"/>
    </style:style>
    <style:style style:name="gr32" style:family="graphic">
      <style:graphic-properties draw:stroke="none" svg:stroke-width="0cm" draw:fill="none" draw:textarea-vertical-align="top" draw:auto-grow-height="false" draw:fit-to-size="false" style:shrink-to-fit="false" fo:min-height="0.616cm" fo:min-width="1.288cm" fo:padding-top="0.035cm" fo:padding-bottom="0.035cm" fo:padding-left="0.035cm" fo:padding-right="0.035cm" fo:wrap-option="wrap" style:run-through="foreground"/>
    </style:style>
    <style:style style:name="gr33" style:family="graphic">
      <style:graphic-properties draw:stroke="none" svg:stroke-width="0cm" draw:fill="none" draw:textarea-vertical-align="top" draw:auto-grow-height="false" draw:fit-to-size="false" style:shrink-to-fit="false" fo:min-height="0.37cm" fo:min-width="0.743cm" fo:padding-top="0.035cm" fo:padding-bottom="0.035cm" fo:padding-left="0.035cm" fo:padding-right="0.035cm" fo:wrap-option="wrap" style:run-through="foreground"/>
    </style:style>
    <style:style style:name="gr34" style:family="graphic">
      <style:graphic-properties draw:stroke="none" svg:stroke-width="0cm" draw:fill="none" draw:textarea-vertical-align="top" draw:auto-grow-height="false" draw:fit-to-size="false" style:shrink-to-fit="false" fo:min-height="0.37cm" fo:min-width="0.942cm" fo:padding-top="0.035cm" fo:padding-bottom="0.035cm" fo:padding-left="0.035cm" fo:padding-right="0.035cm" fo:wrap-option="wrap" style:run-through="foreground"/>
    </style:style>
    <style:style style:name="gr35" style:family="graphic">
      <style:graphic-properties draw:stroke="none" svg:stroke-width="0cm" draw:fill="none" draw:textarea-vertical-align="top" draw:auto-grow-height="false" draw:fit-to-size="false" style:shrink-to-fit="false" fo:min-height="0.37cm" fo:min-width="2.298cm" fo:padding-top="0.035cm" fo:padding-bottom="0.035cm" fo:padding-left="0.035cm" fo:padding-right="0.035cm" fo:wrap-option="wrap" style:run-through="foreground"/>
    </style:style>
    <style:style style:name="gr36" style:family="graphic">
      <style:graphic-properties draw:stroke="none" svg:stroke-width="0cm" draw:fill="none" draw:textarea-vertical-align="top" draw:auto-grow-height="false" draw:fit-to-size="false" style:shrink-to-fit="false" fo:min-height="0.37cm" fo:min-width="1.342cm" fo:padding-top="0.035cm" fo:padding-bottom="0.035cm" fo:padding-left="0.035cm" fo:padding-right="0.035cm" fo:wrap-option="wrap" style:run-through="foreground"/>
    </style:style>
    <style:style style:name="gr37" style:family="graphic">
      <style:graphic-properties draw:stroke="none" svg:stroke-width="0cm" draw:fill="none" draw:textarea-vertical-align="top" draw:auto-grow-height="false" draw:fit-to-size="false" style:shrink-to-fit="false" fo:min-height="0.37cm" fo:min-width="0.85cm" fo:padding-top="0.035cm" fo:padding-bottom="0.035cm" fo:padding-left="0.035cm" fo:padding-right="0.035cm" fo:wrap-option="wrap" style:run-through="foreground"/>
    </style:style>
    <style:style style:name="gr38" style:family="graphic">
      <style:graphic-properties draw:stroke="solid" svg:stroke-width="0.071cm" svg:stroke-color="#000000" draw:stroke-linejoin="miter" draw:fill="none" draw:textarea-vertical-align="top" draw:auto-grow-height="false" draw:fit-to-size="false" style:shrink-to-fit="false" fo:min-height="28.314cm" fo:min-width="17.895cm" fo:padding-top="0.127cm" fo:padding-bottom="0.127cm" fo:padding-left="0.254cm" fo:padding-right="0.254cm" fo:wrap-option="wrap" style:run-through="foreground"/>
    </style:style>
    <style:style style:name="gr39" style:family="graphic">
      <style:graphic-properties draw:stroke="none" svg:stroke-width="0cm" draw:fill="none" draw:textarea-vertical-align="top" draw:auto-grow-height="false" draw:fit-to-size="false" style:shrink-to-fit="false" fo:min-height="0.612cm" fo:min-width="9.869cm" fo:padding-top="0.035cm" fo:padding-bottom="0.035cm" fo:padding-left="0.035cm" fo:padding-right="0.035cm" fo:wrap-option="wrap" style:run-through="foreground"/>
    </style:style>
    <style:style style:name="gr40" style:family="graphic">
      <style:graphic-properties draw:stroke="none" svg:stroke-width="0cm" draw:fill="none" draw:textarea-vertical-align="top" draw:auto-grow-height="false" draw:fit-to-size="false" style:shrink-to-fit="false" fo:min-height="0.614cm" fo:min-width="1.286cm" fo:padding-top="0.035cm" fo:padding-bottom="0.035cm" fo:padding-left="0.035cm" fo:padding-right="0.035cm" fo:wrap-option="wrap" style:run-through="foreground"/>
    </style:style>
    <style:style style:name="gr41" style:family="graphic">
      <style:graphic-properties draw:stroke="none" svg:stroke-width="0cm" draw:fill="none" draw:textarea-vertical-align="top" draw:auto-grow-height="false" draw:fit-to-size="false" style:shrink-to-fit="false" fo:min-height="0.616cm" fo:min-width="1.286cm" fo:padding-top="0.035cm" fo:padding-bottom="0.035cm" fo:padding-left="0.035cm" fo:padding-right="0.035cm" fo:wrap-option="wrap" style:run-through="foreground"/>
    </style:style>
    <style:style style:name="gr42" style:family="graphic">
      <style:graphic-properties draw:stroke="none" svg:stroke-width="0cm" draw:fill="none" draw:textarea-vertical-align="top" draw:auto-grow-height="false" draw:fit-to-size="false" style:shrink-to-fit="false" fo:min-height="0.372cm" fo:min-width="0.741cm" fo:padding-top="0.035cm" fo:padding-bottom="0.035cm" fo:padding-left="0.035cm" fo:padding-right="0.035cm" fo:wrap-option="wrap" style:run-through="foreground"/>
    </style:style>
    <style:style style:name="gr43" style:family="graphic">
      <style:graphic-properties draw:stroke="none" svg:stroke-width="0cm" draw:fill="none" draw:textarea-vertical-align="top" draw:auto-grow-height="false" draw:fit-to-size="false" style:shrink-to-fit="false" fo:min-height="0.372cm" fo:min-width="0.94cm" fo:padding-top="0.035cm" fo:padding-bottom="0.035cm" fo:padding-left="0.035cm" fo:padding-right="0.035cm" fo:wrap-option="wrap" style:run-through="foreground"/>
    </style:style>
    <style:style style:name="gr44" style:family="graphic">
      <style:graphic-properties draw:stroke="none" svg:stroke-width="0cm" draw:fill="none" draw:textarea-vertical-align="top" draw:auto-grow-height="false" draw:fit-to-size="false" style:shrink-to-fit="false" fo:min-height="0.372cm" fo:min-width="2.297cm" fo:padding-top="0.035cm" fo:padding-bottom="0.035cm" fo:padding-left="0.035cm" fo:padding-right="0.035cm" fo:wrap-option="wrap" style:run-through="foreground"/>
    </style:style>
    <style:style style:name="gr45" style:family="graphic">
      <style:graphic-properties draw:stroke="none" svg:stroke-width="0cm" draw:fill="none" draw:textarea-vertical-align="top" draw:auto-grow-height="false" draw:fit-to-size="false" style:shrink-to-fit="false" fo:min-height="0.372cm" fo:min-width="1.341cm" fo:padding-top="0.035cm" fo:padding-bottom="0.035cm" fo:padding-left="0.035cm" fo:padding-right="0.035cm" fo:wrap-option="wrap" style:run-through="foreground"/>
    </style:style>
    <style:style style:name="gr46" style:family="graphic">
      <style:graphic-properties draw:stroke="none" svg:stroke-width="0cm" draw:fill="none" draw:textarea-vertical-align="top" draw:auto-grow-height="false" draw:fit-to-size="false" style:shrink-to-fit="false" fo:min-height="0.372cm" fo:min-width="0.848cm" fo:padding-top="0.035cm" fo:padding-bottom="0.035cm" fo:padding-left="0.035cm" fo:padding-right="0.035cm" fo:wrap-option="wrap" style:run-through="foreground"/>
    </style:style>
    <style:style style:name="gr47" style:family="graphic">
      <style:graphic-properties draw:stroke="solid" svg:stroke-width="0.071cm" svg:stroke-color="#000000" draw:stroke-linejoin="miter" draw:fill="none" draw:textarea-vertical-align="top" draw:auto-grow-height="false" draw:fit-to-size="false" style:shrink-to-fit="false" fo:min-height="28.346cm" fo:min-width="17.879cm" fo:padding-top="0.127cm" fo:padding-bottom="0.127cm" fo:padding-left="0.254cm" fo:padding-right="0.254cm" fo:wrap-option="wrap" style:run-through="foreground"/>
    </style:style>
    <style:style style:name="gr48" style:family="graphic">
      <style:graphic-properties draw:stroke="none" svg:stroke-width="0cm" draw:fill="none" draw:textarea-vertical-align="top" draw:auto-grow-height="false" draw:fit-to-size="false" style:shrink-to-fit="false" fo:min-height="0.61cm" fo:min-width="9.86cm" fo:padding-top="0.035cm" fo:padding-bottom="0.035cm" fo:padding-left="0.035cm" fo:padding-right="0.035cm" fo:wrap-option="wrap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draw:g text:anchor-type="paragraph" draw:z-index="0" draw:name="Группа 212" draw:style-name="gr1"><draw:custom-shape draw:name="Rectangle 11" draw:style-name="gr2" draw:text-style-name="P18" svg:width="18.456cm" svg:height="28.662cm" svg:x="-0.942cm" svg:y="-1.459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12" draw:style-name="gr3" draw:text-style-name="P18" svg:x1="-0.028cm" svg:y1="23.171cm" svg:x2="-0.026cm" svg:y2="24.658cm"><text:p/></draw:line><draw:line draw:name="Line 13" draw:style-name="gr3" draw:text-style-name="P18" svg:x1="-0.933cm" svg:y1="23.153cm" svg:x2="17.494cm" svg:y2="23.155cm"><text:p/></draw:line><draw:line draw:name="Line 14" draw:style-name="gr3" draw:text-style-name="P18" svg:x1="1.072cm" svg:y1="23.18cm" svg:x2="1.074cm" svg:y2="27.188cm"><text:p/></draw:line><draw:line draw:name="Line 15" draw:style-name="gr3" draw:text-style-name="P18" svg:x1="3.595cm" svg:y1="23.18cm" svg:x2="3.597cm" svg:y2="27.188cm"><text:p/></draw:line><draw:line draw:name="Line 16" draw:style-name="gr3" draw:text-style-name="P18" svg:x1="5.109cm" svg:y1="23.18cm" svg:x2="5.111cm" svg:y2="27.188cm"><text:p/></draw:line><draw:line draw:name="Line 17" draw:style-name="gr3" draw:text-style-name="P18" svg:x1="6.119cm" svg:y1="23.171cm" svg:x2="6.121cm" svg:y2="27.178cm"><text:p/></draw:line><draw:line draw:name="Line 18" draw:style-name="gr3" draw:text-style-name="P18" svg:x1="13.683cm" svg:y1="24.684cm" svg:x2="13.687cm" svg:y2="25.677cm"><text:p/></draw:line><draw:line draw:name="Line 19" draw:style-name="gr4" draw:text-style-name="P18" svg:x1="-0.933cm" svg:y1="26.19cm" svg:x2="6.101cm" svg:y2="26.194cm"><text:p/></draw:line><draw:line draw:name="Line 20" draw:style-name="gr4" draw:text-style-name="P18" svg:x1="-0.933cm" svg:y1="26.697cm" svg:x2="6.101cm" svg:y2="26.697cm"><text:p/></draw:line><draw:custom-shape draw:name="Rectangle 21" draw:style-name="gr5" draw:text-style-name="P20" svg:width="0.812cm" svg:height="0.444cm" svg:x="-0.893cm" svg:y="24.213cm"><text:p text:style-name="P19"><text:span text:style-name="T5">З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" draw:style-name="gr6" draw:text-style-name="P20" svg:width="1.015cm" svg:height="0.444cm" svg:x="0.028cm" svg:y="24.213cm"><text:p text:style-name="P19"><text:span text:style-name="T5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3" draw:style-name="gr7" draw:text-style-name="P20" svg:width="2.375cm" svg:height="0.444cm" svg:x="1.148cm" svg:y="24.213cm"><text:p text:style-name="P19"><text:span text:style-name="T5">№ </text:span><text:span text:style-name="T5">даку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4" draw:style-name="gr8" draw:text-style-name="P20" svg:width="1.415cm" svg:height="0.444cm" svg:x="3.656cm" svg:y="24.213cm"><text:p text:style-name="P19"><text:span text:style-name="T5">Подпіс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5" draw:style-name="gr9" draw:text-style-name="P20" svg:width="0.922cm" svg:height="0.444cm" svg:x="5.152cm" svg:y="24.213cm"><text:p text:style-name="P19"><text:span text:style-name="T5">Дат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6" draw:style-name="gr10" draw:text-style-name="P20" svg:width="1.359cm" svg:height="0.444cm" svg:x="13.758cm" svg:y="24.707cm"><text:p text:style-name="P19"><text:span text:style-name="T5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7" draw:style-name="gr10" draw:text-style-name="P20" svg:width="1.359cm" svg:height="0.444cm" svg:x="13.758cm" svg:y="25.23cm"><text:p text:style-name="P19"><text:span text:style-name="T5">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8" draw:style-name="gr11" draw:text-style-name="P21" svg:width="11.221cm" svg:height="0.683cm" svg:x="6.218cm" svg:y="23.594cm"><text:p text:style-name="P19"><text:span text:style-name="T6">БДАС.450102.002 Д6</text:span></text:p><text:p text:style-name="P19"><text:span text:style-name="T7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29" draw:style-name="gr3" draw:text-style-name="P18" svg:x1="-0.931cm" svg:y1="24.668cm" svg:x2="17.496cm" svg:y2="24.67cm"><text:p/></draw:line><draw:line draw:name="Line 30" draw:style-name="gr3" draw:text-style-name="P18" svg:x1="-0.919cm" svg:y1="24.169cm" svg:x2="6.113cm" svg:y2="24.171cm"><text:p/></draw:line><draw:line draw:name="Line 31" draw:style-name="gr4" draw:text-style-name="P18" svg:x1="-0.933cm" svg:y1="23.661cm" svg:x2="6.101cm" svg:y2="23.663cm"><text:p/></draw:line><draw:line draw:name="Line 32" draw:style-name="gr4" draw:text-style-name="P18" svg:x1="-0.933cm" svg:y1="25.682cm" svg:x2="6.101cm" svg:y2="25.682cm"><text:p/></draw:line><draw:line draw:name="Line 33" draw:style-name="gr4" draw:text-style-name="P18" svg:x1="-0.933cm" svg:y1="25.175cm" svg:x2="6.101cm" svg:y2="25.177cm"><text:p/></draw:line><draw:g draw:name="Group 34" draw:style-name="gr12"><draw:custom-shape draw:name="Rectangle 35" draw:style-name="gr13" draw:text-style-name="P23" svg:width="3.553cm" svg:height="0.444cm" svg:x="-0.907cm" svg:y="24.721cm"><text:p text:style-name="P22"><text:span text:style-name="T5"><text:s/></text:span><text:span text:style-name="T5">Распрац. <text:s text:c="8"/></text:span><text:span text:style-name="T5">Буцько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36" draw:style-name="gr14" draw:text-style-name="P24" svg:width="4.298cm" svg:height="0.444cm" svg:x="2.824cm" svg:y="24.721cm"><text:p text:style-name="P22"><text:span text:style-name="T8"><text:s text:c="2"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37" draw:style-name="gr12"><draw:custom-shape draw:name="Rectangle 38" draw:style-name="gr15" draw:text-style-name="P23" svg:width="1.962cm" svg:height="0.442cm" svg:x="-0.907cm" svg:y="25.218cm"><text:p text:style-name="P22"><text:span text:style-name="T5"><text:s/></text:span><text:span text:style-name="T5">Правя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39" draw:style-name="gr16" draw:text-style-name="P23" svg:width="2.375cm" svg:height="0.442cm" svg:x="1.148cm" svg:y="25.218cm"><text:p text:style-name="P22"><text:span text:style-name="T5">Рудинская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40" draw:style-name="gr12"><draw:custom-shape draw:name="Rectangle 41" draw:style-name="gr17" draw:text-style-name="P23" svg:width="1.962cm" svg:height="0.444cm" svg:x="-0.907cm" svg:y="25.726cm"><text:p text:style-name="P22"><text:span text:style-name="T5"><text:s/></text:span><text:span text:style-name="T5">Рэцэнз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42" draw:style-name="gr18" draw:text-style-name="P18" svg:width="2.375cm" svg:height="0.444cm" svg:x="1.148cm" svg:y="25.72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43" draw:style-name="gr12"><draw:custom-shape draw:name="Rectangle 44" draw:style-name="gr17" draw:text-style-name="P23" svg:width="1.962cm" svg:height="0.444cm" svg:x="-0.907cm" svg:y="26.222cm"><text:p text:style-name="P22"><text:span text:style-name="T5"><text:s/></text:span><text:span text:style-name="T5">Н. </text:span><text:span text:style-name="T5">Кант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45" draw:style-name="gr7" draw:text-style-name="P23" svg:width="2.375cm" svg:height="0.444cm" svg:x="1.148cm" svg:y="26.222cm"><text:p text:style-name="P22"><text:span text:style-name="T5">Боженков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name="Group 46" draw:style-name="gr12"><draw:custom-shape draw:name="Rectangle 47" draw:style-name="gr17" draw:text-style-name="P23" svg:width="1.962cm" svg:height="0.444cm" svg:x="-0.907cm" svg:y="26.716cm"><text:p text:style-name="P22"><text:span text:style-name="T5"><text:s/></text:span><text:span text:style-name="T5">Зацвярдж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48" draw:style-name="gr7" draw:text-style-name="P23" svg:width="2.375cm" svg:height="0.444cm" svg:x="1.148cm" svg:y="26.716cm"><text:p text:style-name="P22"><text:span text:style-name="T5">Горбаде</text:span><text:span text:style-name="T5">й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49" draw:style-name="gr3" draw:text-style-name="P18" svg:x1="12.169cm" svg:y1="24.684cm" svg:x2="12.171cm" svg:y2="27.178cm"><text:p/></draw:line><draw:custom-shape draw:name="Rectangle 50" draw:style-name="gr19" draw:text-style-name="P25" svg:width="5.807cm" svg:height="2.306cm" svg:x="6.244cm" svg:y="24.786cm"><text:p text:style-name="P19"><text:span text:style-name="T9">Праграмнае мадэліраванне</text:span><text:span text:style-name="T9"><text:line-break/></text:span><text:span text:style-name="T9">размеркавання патокау</text:span><text:span text:style-name="T9"><text:line-break/></text:span><text:span text:style-name="T9">трафіка у сетках SD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51" draw:style-name="gr3" draw:text-style-name="P18" svg:x1="12.182cm" svg:y1="25.176cm" svg:x2="17.504cm" svg:y2="25.178cm"><text:p/></draw:line><draw:line draw:name="Line 52" draw:style-name="gr3" draw:text-style-name="P18" svg:x1="12.181cm" svg:y1="25.682cm" svg:x2="17.505cm" svg:y2="25.686cm"><text:p/></draw:line><draw:line draw:name="Line 53" draw:style-name="gr3" draw:text-style-name="P18" svg:x1="15.196cm" svg:y1="24.684cm" svg:x2="15.2cm" svg:y2="25.677cm"><text:p/></draw:line><draw:custom-shape draw:name="Rectangle 54" draw:style-name="gr10" draw:text-style-name="P20" svg:width="1.359cm" svg:height="0.444cm" svg:x="12.252cm" svg:y="24.707cm"><text:p text:style-name="P19"><text:span text:style-name="T5">Літ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55" draw:style-name="gr20" draw:text-style-name="P20" svg:width="2.144cm" svg:height="0.444cm" svg:x="15.28cm" svg:y="24.707cm"><text:p text:style-name="P19"><text:span text:style-name="T5">Аркушау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56" draw:style-name="gr21" draw:text-style-name="P27" svg:width="2.144cm" svg:height="0.442cm" svg:x="15.293cm" svg:y="25.232cm"><text:p text:style-name="P26"><text:span text:style-name="T10">6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57" draw:style-name="gr4" draw:text-style-name="P18" svg:x1="12.672cm" svg:y1="25.189cm" svg:x2="12.674cm" svg:y2="25.673cm"><text:p/></draw:line><draw:line draw:name="Line 58" draw:style-name="gr4" draw:text-style-name="P18" svg:x1="13.176cm" svg:y1="25.191cm" svg:x2="13.178cm" svg:y2="25.675cm"><text:p/></draw:line><draw:custom-shape draw:name="Rectangle 59" draw:style-name="gr22" draw:text-style-name="P21" svg:width="5.172cm" svg:height="0.63cm" svg:x="12.252cm" svg:y="26.086cm"><text:p text:style-name="P19"><text:span text:style-name="T11">БДАС СП-741 </text:span></text:p><text:p text:style-name="P19"><text:span text:style-name="T12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name="Group 37" draw:style-name="gr12"><draw:custom-shape draw:name="Rectangle 38" draw:style-name="gr15" draw:text-style-name="P23" svg:width="1.962cm" svg:height="0.442cm" svg:x="-0.907cm" svg:y="25.218cm"><text:p text:style-name="P22"><text:span text:style-name="T5"><text:s/></text:span><text:span text:style-name="T5">Правяр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39" draw:style-name="gr16" draw:text-style-name="P23" svg:width="2.375cm" svg:height="0.442cm" svg:x="1.148cm" svg:y="25.218cm"><text:p text:style-name="P22"><text:span text:style-name="T5">Рудинская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text:bookmark-start text:name="_Toc514758680"/><text:span text:style-name="T1">Д</text:span><text:bookmark-end text:name="_Toc514758680"/><text:span text:style-name="T1">АДАТАК </text:span><text:span text:style-name="T2">E</text:span></text:h>
      <text:h text:style-name="P3" text:outline-level="1"/>
      <text:h text:style-name="P4" text:outline-level="1">Канфігурацыйны файл маршрутызатара</text:h>
      <text:h text:style-name="P5" text:outline-level="1"/>
      <text:p text:style-name="P1">Using 2579 out of 33554432 bytes</text:p>
      <text:p text:style-name="P1">! Last configuration change at 19:27:17 UTC Wed Apr 15 2020</text:p>
      <text:p text:style-name="P1">version 16.12</text:p>
      <text:p text:style-name="P1">service timestamps debug datetime msec</text:p>
      <text:p text:style-name="P1">service timestamps log datetime msec</text:p>
      <text:p text:style-name="P1">service call-home</text:p>
      <text:p text:style-name="P1">platform qfp utilization monitor load 80</text:p>
      <text:p text:style-name="P1">no platform punt-keepalive disable-kernel-core</text:p>
      <text:p text:style-name="P1">platform console serial</text:p>
      <text:p text:style-name="P1">hostname R1</text:p>
      <text:p text:style-name="P1">boot-start-marker</text:p>
      <text:p text:style-name="P1">boot-end-marker</text:p>
      <text:p text:style-name="P1">no logging console</text:p>
      <text:p text:style-name="P1">no logging monitor</text:p>
      <text:p text:style-name="P1">no aaa new-model</text:p>
      <text:p text:style-name="P1">call-home</text:p>
      <text:p text:style-name="P1"><text:s/>! If contact email address in call-home is configured as sch-smart-licensing@cisco.com</text:p>
      <text:p text:style-name="P1"><text:s/>! the email address configured in Cisco Smart License Portal</text:p>
      <text:p text:style-name="P1"><text:s/>! will be used as contact email address to send SCH notificatio.</text:p>
      <text:p text:style-name="P1"><text:s/>contact-email-addr sch-smart-licensing@cisco.com</text:p>
      <text:p text:style-name="P1"><text:s/>profile "CiscoTAC-1"</text:p>
      <text:p text:style-name="P1"><text:s text:c="2"/>active</text:p>
      <text:p text:style-name="P1"><text:s text:c="2"/>destination transport-method http</text:p>
      <text:p text:style-name="P1"><text:s text:c="2"/>no destination transport-method email</text:p>
      <text:p text:style-name="P1">ip domain name essay.by</text:p>
      <text:p text:style-name="P1">login on-success log</text:p>
      <text:p text:style-name="P1">subscriber templating</text:p>
      <text:h text:style-name="P6" text:outline-level="1"><draw:g text:anchor-type="paragraph" draw:z-index="1" draw:style-name="gr23"><draw:line draw:name="Line 18" draw:style-name="gr3" draw:text-style-name="P18" svg:x1="16.034cm" svg:y1="25.675cm" svg:x2="16.043cm" svg:y2="27.189cm"><text:p/></draw:line><draw:g draw:style-name="gr12"><draw:line draw:name="Line 17" draw:style-name="gr3" draw:text-style-name="P18" svg:x1="6.094cm" svg:y1="25.691cm" svg:x2="6.098cm" svg:y2="27.174cm"><text:p/></draw:line><draw:g draw:style-name="gr12"><draw:line draw:name="Line 16" draw:style-name="gr3" draw:text-style-name="P18" svg:x1="5.089cm" svg:y1="25.675cm" svg:x2="5.089cm" svg:y2="27.165cm"><text:p/></draw:line><draw:g draw:style-name="gr12"><draw:g draw:style-name="gr12"><draw:line draw:name="Line 12" draw:style-name="gr3" draw:text-style-name="P18" svg:x1="-0.038cm" svg:y1="25.691cm" svg:x2="-0.036cm" svg:y2="27.174cm"><text:p/></draw:line><draw:line draw:name="Line 13" draw:style-name="gr3" draw:text-style-name="P18" svg:x1="-0.942cm" svg:y1="25.678cm" svg:x2="17.446cm" svg:y2="25.68cm"><text:p/></draw:line><draw:line draw:name="Line 14" draw:style-name="gr3" draw:text-style-name="P18" svg:x1="1.059cm" svg:y1="25.705cm" svg:x2="1.061cm" svg:y2="27.175cm"><text:p/></draw:line><draw:line draw:name="Line 15" draw:style-name="gr3" draw:text-style-name="P18" svg:x1="3.578cm" svg:y1="25.705cm" svg:x2="3.578cm" svg:y2="27.195cm"><text:p/></draw:line><draw:g draw:style-name="gr12"><draw:g draw:style-name="gr12"><draw:custom-shape draw:name="Rectangle 21" draw:style-name="gr24" draw:text-style-name="P20" svg:width="0.812cm" svg:height="0.442cm" svg:x="-0.902cm" svg:y="26.681cm"><text:p text:style-name="P19"><text:span text:style-name="T5">З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" draw:style-name="gr25" draw:text-style-name="P20" svg:width="1.013cm" svg:height="0.442cm" svg:x="0.016cm" svg:y="26.707cm"><text:p text:style-name="P19"><text:span text:style-name="T5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3" draw:style-name="gr26" draw:text-style-name="P20" svg:width="2.37cm" svg:height="0.442cm" svg:x="1.136cm" svg:y="26.707cm"><text:p text:style-name="P19"><text:span text:style-name="T5">№ </text:span><text:span text:style-name="T5">даку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4" draw:style-name="gr27" draw:text-style-name="P20" svg:width="1.414cm" svg:height="0.442cm" svg:x="3.637cm" svg:y="26.707cm"><text:p text:style-name="P19"><text:span text:style-name="T5">Подпіс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5" draw:style-name="gr28" draw:text-style-name="P20" svg:width="0.92cm" svg:height="0.442cm" svg:x="5.131cm" svg:y="26.707cm"><text:p text:style-name="P19"><text:span text:style-name="T5">Дат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style-name="gr12"><draw:custom-shape draw:name="Rectangle 11" draw:style-name="gr29" draw:text-style-name="P18" svg:width="18.418cm" svg:height="28.6cm" svg:x="-0.951cm" svg:y="-1.43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8" draw:style-name="gr30" draw:text-style-name="P21" svg:width="9.947cm" svg:height="0.682cm" svg:x="6.098cm" svg:y="26.064cm"><text:p text:style-name="P19"><text:span text:style-name="T6">БДАС.450102.002 Д6</text:span></text:p><text:p text:style-name="P19"><text:span text:style-name="T7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draw:line draw:name="Line 30" draw:style-name="gr3" draw:text-style-name="P18" svg:x1="-0.928cm" svg:y1="26.691cm" svg:x2="6.088cm" svg:y2="26.693cm"><text:p/></draw:line><draw:line draw:name="Line 31" draw:style-name="gr4" draw:text-style-name="P18" svg:x1="-0.942cm" svg:y1="26.18cm" svg:x2="6.076cm" svg:y2="26.182cm"><text:p/></draw:line></draw:g><draw:g draw:style-name="gr12"><draw:line draw:name="Line 51" draw:style-name="gr3" draw:text-style-name="P18" svg:x1="16.032cm" svg:y1="26.363cm" svg:x2="17.463cm" svg:y2="26.365cm"><text:p/></draw:line><draw:custom-shape draw:name="Rectangle 26" draw:style-name="gr31" draw:text-style-name="P20" svg:width="1.357cm" svg:height="0.683cm" svg:x="16.035cm" svg:y="25.778cm"><text:p text:style-name="P19"><text:span text:style-name="T5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6" draw:style-name="gr32" draw:text-style-name="P20" svg:width="1.357cm" svg:height="0.685cm" svg:x="16.035cm" svg:y="26.526cm"><text:p text:style-name="P19"><text:span text:style-name="T5">2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/draw:g></draw:g></draw:g>Працяг дадатку <text:span text:style-name="T3">E</text:span></text:h>
      <text:h text:style-name="P10" text:outline-level="1"/>
      <text:h text:style-name="P13" text:outline-level="1">multilink bundle-name authenticated</text:h>
      <text:h text:style-name="P13" text:outline-level="1">crypto pki trustpoint TP-self-signed-1751521838</text:h>
      <text:h text:style-name="P13" text:outline-level="1"><text:s/>enrollment selfsigned</text:h>
      <text:h text:style-name="P13" text:outline-level="1"><text:s/>subject-name cn=IOS-Self-Signed-Certificate-1751521838</text:h>
      <text:h text:style-name="P13" text:outline-level="1"><text:s/>revocation-check none</text:h>
      <text:h text:style-name="P13" text:outline-level="1"><text:s/>rsakeypair TP-self-signed-1751521838</text:h>
      <text:h text:style-name="P13" text:outline-level="1">crypto pki trustpoint SLA-TrustPoint</text:h>
      <text:h text:style-name="P13" text:outline-level="1"><text:s/>enrollment pkcs12</text:h>
      <text:h text:style-name="P13" text:outline-level="1"><text:s/>revocation-check crl</text:h>
      <text:h text:style-name="P13" text:outline-level="1">crypto pki certificate chain TP-self-signed-1751521838</text:h>
      <text:h text:style-name="P13" text:outline-level="1"><text:s/>certificate self-signed 01 nvram:IOS-Self-Sig#1.cer</text:h>
      <text:h text:style-name="P13" text:outline-level="1">crypto pki certificate chain SLA-TrustPoint</text:h>
      <text:h text:style-name="P13" text:outline-level="1"><text:s/>certificate ca 01 nvram:CiscoLicensi#1CA.cer</text:h>
      <text:h text:style-name="P13" text:outline-level="1">license udi pid CSR1000V sn 915L25MI4CS</text:h>
      <text:h text:style-name="P13" text:outline-level="1">diagnostic bootup level minimal</text:h>
      <text:h text:style-name="P13" text:outline-level="1">memory free low-watermark processor 72406</text:h>
      <text:h text:style-name="P13" text:outline-level="1">et-analytics</text:h>
      <text:h text:style-name="P13" text:outline-level="1">spanning-tree extend system-id</text:h>
      <text:h text:style-name="P13" text:outline-level="1">username dranser privilege 15 password 0 cisco</text:h>
      <text:h text:style-name="P13" text:outline-level="1">redundancy</text:h>
      <text:h text:style-name="P13" text:outline-level="1">interface GigabitEthernet1</text:h>
      <text:h text:style-name="P13" text:outline-level="1"><text:s/>bandwidth 1000</text:h>
      <text:h text:style-name="P13" text:outline-level="1"><text:s/>ip address 172.31.1.10 255.255.255.0</text:h>
      <text:h text:style-name="P13" text:outline-level="1"><text:s/>load-interval 30</text:h>
      <text:h text:style-name="P13" text:outline-level="1"><text:s/>negotiation auto</text:h>
      <text:h text:style-name="P13" text:outline-level="1"><text:s/>no mop enabled</text:h>
      <text:h text:style-name="P13" text:outline-level="1"><text:s/>no mop sysid</text:h>
      <text:h text:style-name="P7" text:outline-level="1"><draw:g text:anchor-type="paragraph" draw:z-index="2" draw:style-name="gr23"><draw:line draw:name="Line 18" draw:style-name="gr3" draw:text-style-name="P18" svg:x1="16.021cm" svg:y1="25.688cm" svg:x2="16.03cm" svg:y2="27.201cm"><text:p/></draw:line><draw:g draw:style-name="gr12"><draw:line draw:name="Line 17" draw:style-name="gr3" draw:text-style-name="P18" svg:x1="6.087cm" svg:y1="25.702cm" svg:x2="6.091cm" svg:y2="27.183cm"><text:p/></draw:line><draw:g draw:style-name="gr12"><draw:line draw:name="Line 16" draw:style-name="gr3" draw:text-style-name="P18" svg:x1="5.083cm" svg:y1="25.688cm" svg:x2="5.083cm" svg:y2="27.176cm"><text:p/></draw:line><draw:g draw:style-name="gr12"><draw:g draw:style-name="gr12"><draw:line draw:name="Line 12" draw:style-name="gr3" draw:text-style-name="P18" svg:x1="-0.039cm" svg:y1="25.702cm" svg:x2="-0.037cm" svg:y2="27.183cm"><text:p/></draw:line><draw:line draw:name="Line 13" draw:style-name="gr3" draw:text-style-name="P18" svg:x1="-0.942cm" svg:y1="25.691cm" svg:x2="17.43cm" svg:y2="25.693cm"><text:p/></draw:line><draw:line draw:name="Line 14" draw:style-name="gr3" draw:text-style-name="P18" svg:x1="1.056cm" svg:y1="25.716cm" svg:x2="1.058cm" svg:y2="27.184cm"><text:p/></draw:line><draw:line draw:name="Line 15" draw:style-name="gr3" draw:text-style-name="P18" svg:x1="3.573cm" svg:y1="25.716cm" svg:x2="3.573cm" svg:y2="27.204cm"><text:p/></draw:line><draw:g draw:style-name="gr12"><draw:g draw:style-name="gr12"><draw:custom-shape draw:name="Rectangle 21" draw:style-name="gr33" draw:text-style-name="P20" svg:width="0.812cm" svg:height="0.44cm" svg:x="-0.902cm" svg:y="26.693cm"><text:p text:style-name="P19"><text:span text:style-name="T5">З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" draw:style-name="gr34" draw:text-style-name="P20" svg:width="1.011cm" svg:height="0.44cm" svg:x="0.016cm" svg:y="26.72cm"><text:p text:style-name="P19"><text:span text:style-name="T5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3" draw:style-name="gr35" draw:text-style-name="P20" svg:width="2.368cm" svg:height="0.44cm" svg:x="1.134cm" svg:y="26.72cm"><text:p text:style-name="P19"><text:span text:style-name="T5">№ </text:span><text:span text:style-name="T5">даку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4" draw:style-name="gr36" draw:text-style-name="P20" svg:width="1.412cm" svg:height="0.44cm" svg:x="3.633cm" svg:y="26.72cm"><text:p text:style-name="P19"><text:span text:style-name="T5">Подпіс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5" draw:style-name="gr37" draw:text-style-name="P20" svg:width="0.92cm" svg:height="0.44cm" svg:x="5.126cm" svg:y="26.72cm"><text:p text:style-name="P19"><text:span text:style-name="T5">Дат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style-name="gr12"><draw:custom-shape draw:name="Rectangle 11" draw:style-name="gr38" draw:text-style-name="P18" svg:width="18.402cm" svg:height="28.567cm" svg:x="-0.951cm" svg:y="-1.38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8" draw:style-name="gr39" draw:text-style-name="P21" svg:width="9.939cm" svg:height="0.682cm" svg:x="6.092cm" svg:y="26.076cm"><text:p text:style-name="P19"><text:span text:style-name="T6">БДАС.450102.002 Д6</text:span></text:p><text:p text:style-name="P19"><text:span text:style-name="T7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draw:line draw:name="Line 30" draw:style-name="gr3" draw:text-style-name="P18" svg:x1="-0.928cm" svg:y1="26.702cm" svg:x2="6.082cm" svg:y2="26.704cm"><text:p/></draw:line><draw:line draw:name="Line 31" draw:style-name="gr4" draw:text-style-name="P18" svg:x1="-0.942cm" svg:y1="26.191cm" svg:x2="6.07cm" svg:y2="26.193cm"><text:p/></draw:line></draw:g><draw:g draw:style-name="gr12"><draw:line draw:name="Line 51" draw:style-name="gr3" draw:text-style-name="P18" svg:x1="16.019cm" svg:y1="26.373cm" svg:x2="17.449cm" svg:y2="26.375cm"><text:p/></draw:line><draw:custom-shape draw:name="Rectangle 26" draw:style-name="gr40" draw:text-style-name="P20" svg:width="1.355cm" svg:height="0.683cm" svg:x="16.021cm" svg:y="25.79cm"><text:p text:style-name="P19"><text:span text:style-name="T5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6" draw:style-name="gr41" draw:text-style-name="P20" svg:width="1.355cm" svg:height="0.685cm" svg:x="16.021cm" svg:y="26.536cm"><text:p text:style-name="P19"><text:span text:style-name="T5">3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/draw:g></draw:g></draw:g>Працяг дадатку <text:span text:style-name="T3">E</text:span></text:h>
      <text:h text:style-name="P11" text:outline-level="1"/>
      <text:h text:style-name="P14" text:outline-level="1">interface GigabitEthernet2</text:h>
      <text:h text:style-name="P14" text:outline-level="1"><text:s/>bandwidth 1000</text:h>
      <text:h text:style-name="P14" text:outline-level="1"><text:s/>ip address 192.168.254.1 255.255.255.0</text:h>
      <text:h text:style-name="P14" text:outline-level="1"><text:s/>negotiation auto</text:h>
      <text:h text:style-name="P14" text:outline-level="1"><text:s/>no mop enabled</text:h>
      <text:h text:style-name="P14" text:outline-level="1"><text:s/>no mop sysid</text:h>
      <text:h text:style-name="P14" text:outline-level="1">interface GigabitEthernet3</text:h>
      <text:h text:style-name="P14" text:outline-level="1"><text:s/>bandwidth 1000</text:h>
      <text:h text:style-name="P14" text:outline-level="1"><text:s/>ip address 10.10.22.11 255.255.255.0</text:h>
      <text:h text:style-name="P14" text:outline-level="1"><text:s/>negotiation auto</text:h>
      <text:h text:style-name="P14" text:outline-level="1"><text:s/>no mop enabled</text:h>
      <text:h text:style-name="P14" text:outline-level="1"><text:s/>no mop sysid</text:h>
      <text:h text:style-name="P14" text:outline-level="1">router eigrp 1</text:h>
      <text:h text:style-name="P14" text:outline-level="1"><text:s/>metric weights 0 1 1 1 0 0</text:h>
      <text:h text:style-name="P14" text:outline-level="1"><text:s/>default-metric 10 10 255 10 600</text:h>
      <text:h text:style-name="P14" text:outline-level="1"><text:s/>network 10.10.22.0 0.0.0.255</text:h>
      <text:h text:style-name="P14" text:outline-level="1"><text:s/>network 172.31.1.0 0.0.0.255</text:h>
      <text:h text:style-name="P14" text:outline-level="1"><text:s/>network 192.168.254.0</text:h>
      <text:h text:style-name="P14" text:outline-level="1">virtual-service csr_mgmt</text:h>
      <text:h text:style-name="P14" text:outline-level="1"><text:s/>ip shared host-interface GigabitEthernet1</text:h>
      <text:h text:style-name="P14" text:outline-level="1">ip forward-protocol nd</text:h>
      <text:h text:style-name="P14" text:outline-level="1">ip http server</text:h>
      <text:h text:style-name="P14" text:outline-level="1">ip http authentication local</text:h>
      <text:h text:style-name="P14" text:outline-level="1">ip http secure-server</text:h>
      <text:h text:style-name="P14" text:outline-level="1">control-plane</text:h>
      <text:h text:style-name="P14" text:outline-level="1">line con 0</text:h>
      <text:h text:style-name="P14" text:outline-level="1"><text:s/>stopbits 1</text:h>
      <text:h text:style-name="P14" text:outline-level="1">line vty 0 4</text:h>
      <text:h text:style-name="P14" text:outline-level="1"><text:s/>login local</text:h>
      <text:h text:style-name="P14" text:outline-level="1"><text:s/>transport input ssh</text:h>
      <text:h text:style-name="P14" text:outline-level="1">restconf</text:h>
      <text:h text:style-name="P14" text:outline-level="1">end</text:h>
      <text:h text:style-name="P8" text:outline-level="1"><draw:g text:anchor-type="paragraph" draw:z-index="3" draw:style-name="gr23"><draw:line draw:name="Line 18" draw:style-name="gr3" draw:text-style-name="P18" svg:x1="16.005cm" svg:y1="25.663cm" svg:x2="16.014cm" svg:y2="27.177cm"><text:p/></draw:line><draw:g draw:style-name="gr12"><draw:line draw:name="Line 17" draw:style-name="gr3" draw:text-style-name="P18" svg:x1="6.081cm" svg:y1="25.677cm" svg:x2="6.085cm" svg:y2="27.16cm"><text:p/></draw:line><draw:g draw:style-name="gr12"><draw:line draw:name="Line 16" draw:style-name="gr3" draw:text-style-name="P18" svg:x1="5.079cm" svg:y1="25.663cm" svg:x2="5.079cm" svg:y2="27.153cm"><text:p/></draw:line><draw:g draw:style-name="gr12"><draw:g draw:style-name="gr12"><draw:line draw:name="Line 12" draw:style-name="gr3" draw:text-style-name="P18" svg:x1="-0.04cm" svg:y1="25.677cm" svg:x2="-0.038cm" svg:y2="27.16cm"><text:p/></draw:line><draw:line draw:name="Line 13" draw:style-name="gr3" draw:text-style-name="P18" svg:x1="-0.942cm" svg:y1="25.666cm" svg:x2="17.415cm" svg:y2="25.668cm"><text:p/></draw:line><draw:line draw:name="Line 14" draw:style-name="gr3" draw:text-style-name="P18" svg:x1="1.055cm" svg:y1="25.691cm" svg:x2="1.057cm" svg:y2="27.161cm"><text:p/></draw:line><draw:line draw:name="Line 15" draw:style-name="gr3" draw:text-style-name="P18" svg:x1="3.57cm" svg:y1="25.691cm" svg:x2="3.57cm" svg:y2="27.181cm"><text:p/></draw:line><draw:g draw:style-name="gr12"><draw:g draw:style-name="gr12"><draw:custom-shape draw:name="Rectangle 21" draw:style-name="gr42" draw:text-style-name="P20" svg:width="0.81cm" svg:height="0.442cm" svg:x="-0.902cm" svg:y="26.668cm"><text:p text:style-name="P19"><text:span text:style-name="T5">З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" draw:style-name="gr43" draw:text-style-name="P20" svg:width="1.01cm" svg:height="0.442cm" svg:x="0.016cm" svg:y="26.695cm"><text:p text:style-name="P19"><text:span text:style-name="T5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3" draw:style-name="gr44" draw:text-style-name="P20" svg:width="2.366cm" svg:height="0.442cm" svg:x="1.132cm" svg:y="26.695cm"><text:p text:style-name="P19"><text:span text:style-name="T5">№ </text:span><text:span text:style-name="T5">даку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4" draw:style-name="gr45" draw:text-style-name="P20" svg:width="1.41cm" svg:height="0.442cm" svg:x="3.63cm" svg:y="26.695cm"><text:p text:style-name="P19"><text:span text:style-name="T5">Подпіс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5" draw:style-name="gr46" draw:text-style-name="P20" svg:width="0.918cm" svg:height="0.442cm" svg:x="5.12cm" svg:y="26.695cm"><text:p text:style-name="P19"><text:span text:style-name="T5">Дат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style-name="gr12"><draw:custom-shape draw:name="Rectangle 11" draw:style-name="gr47" draw:text-style-name="P18" svg:width="18.386cm" svg:height="28.599cm" svg:x="-0.951cm" svg:y="-1.443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8" draw:style-name="gr48" draw:text-style-name="P21" svg:width="9.93cm" svg:height="0.68cm" svg:x="6.085cm" svg:y="26.053cm"><text:p text:style-name="P19"><text:span text:style-name="T6">БДАС.450102.002 Д6</text:span></text:p><text:p text:style-name="P19"><text:span text:style-name="T7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draw:line draw:name="Line 30" draw:style-name="gr3" draw:text-style-name="P18" svg:x1="-0.928cm" svg:y1="26.679cm" svg:x2="6.076cm" svg:y2="26.681cm"><text:p/></draw:line><draw:line draw:name="Line 31" draw:style-name="gr4" draw:text-style-name="P18" svg:x1="-0.942cm" svg:y1="26.167cm" svg:x2="6.064cm" svg:y2="26.169cm"><text:p/></draw:line></draw:g><draw:g draw:style-name="gr12"><draw:line draw:name="Line 51" draw:style-name="gr3" draw:text-style-name="P18" svg:x1="16.004cm" svg:y1="26.349cm" svg:x2="17.433cm" svg:y2="26.351cm"><text:p/></draw:line><draw:custom-shape draw:name="Rectangle 26" draw:style-name="gr41" draw:text-style-name="P20" svg:width="1.355cm" svg:height="0.685cm" svg:x="16.005cm" svg:y="25.765cm"><text:p text:style-name="P19"><text:span text:style-name="T5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6" draw:style-name="gr41" draw:text-style-name="P20" svg:width="1.355cm" svg:height="0.685cm" svg:x="16.005cm" svg:y="26.513cm"><text:p text:style-name="P19"><text:span text:style-name="T5">4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/draw:g></draw:g></draw:g>Працяг дадатку <text:span text:style-name="T3">E</text:span></text:h>
      <text:h text:style-name="P12" text:outline-level="1"/>
      <text:h text:style-name="P14" text:outline-level="1">Using 1919 out of 32768 bytes</text:h>
      <text:h text:style-name="P14" text:outline-level="1">version 15.4</text:h>
      <text:h text:style-name="P14" text:outline-level="1">service timestamps debug datetime msec</text:h>
      <text:h text:style-name="P14" text:outline-level="1">service timestamps log datetime msec</text:h>
      <text:h text:style-name="P14" text:outline-level="1">no service password-encryption</text:h>
      <text:h text:style-name="P14" text:outline-level="1">hostname R2</text:h>
      <text:h text:style-name="P14" text:outline-level="1">boot-start-marker</text:h>
      <text:h text:style-name="P14" text:outline-level="1">boot-end-marker</text:h>
      <text:h text:style-name="P14" text:outline-level="1">aqm-register-fnf</text:h>
      <text:h text:style-name="P14" text:outline-level="1">no aaa new-model</text:h>
      <text:h text:style-name="P14" text:outline-level="1">clock timezone +03 3 0</text:h>
      <text:h text:style-name="P14" text:outline-level="1">mmi polling-interval 60</text:h>
      <text:h text:style-name="P14" text:outline-level="1">no mmi auto-configure</text:h>
      <text:h text:style-name="P14" text:outline-level="1">no mmi pvc</text:h>
      <text:h text:style-name="P14" text:outline-level="1">mmi snmp-timeout 180</text:h>
      <text:h text:style-name="P14" text:outline-level="1">no ip icmp rate-limit unreachable</text:h>
      <text:h text:style-name="P14" text:outline-level="1">no ip domain lookup</text:h>
      <text:h text:style-name="P14" text:outline-level="1">ip cef</text:h>
      <text:h text:style-name="P14" text:outline-level="1">no ipv6 cef</text:h>
      <text:h text:style-name="P14" text:outline-level="1">multilink bundle-name authenticated</text:h>
      <text:h text:style-name="P14" text:outline-level="1">redundancy</text:h>
      <text:h text:style-name="P14" text:outline-level="1">ip tcp synwait-time 5</text:h>
      <text:h text:style-name="P14" text:outline-level="1">interface Ethernet0/0</text:h>
      <text:h text:style-name="P14" text:outline-level="1"><text:s/>ip address 192.168.254.2 255.255.255.0</text:h>
      <text:h text:style-name="P14" text:outline-level="1">interface Ethernet0/1</text:h>
      <text:h text:style-name="P14" text:outline-level="1"><text:s/>ip address 10.10.11.11 255.255.255.0</text:h>
      <text:h text:style-name="P14" text:outline-level="1">router eigrp 1</text:h>
      <text:h text:style-name="P14" text:outline-level="1"><text:s/>metric weights 0 1 1 1 0 0</text:h>
      <text:h text:style-name="P14" text:outline-level="1"><text:s/>network 10.10.11.0 0.0.0.255</text:h>
      <text:h text:style-name="P14" text:outline-level="1"><text:s/>network 192.168.254.0</text:h>
      <text:h text:style-name="P14" text:outline-level="1">ip forward-protocol nd</text:h>
      <text:h text:style-name="P14" text:outline-level="1">no ip http server</text:h>
      <text:h text:style-name="P14" text:outline-level="1">no ip http secure-server</text:h>
      <text:h text:style-name="P9" text:outline-level="1"><draw:g text:anchor-type="paragraph" draw:z-index="4" draw:style-name="gr23"><draw:line draw:name="Line 18" draw:style-name="gr3" draw:text-style-name="P18" svg:x1="16.005cm" svg:y1="25.663cm" svg:x2="16.014cm" svg:y2="27.177cm"><text:p/></draw:line><draw:g draw:style-name="gr12"><draw:line draw:name="Line 17" draw:style-name="gr3" draw:text-style-name="P18" svg:x1="6.081cm" svg:y1="25.677cm" svg:x2="6.085cm" svg:y2="27.16cm"><text:p/></draw:line><draw:g draw:style-name="gr12"><draw:line draw:name="Line 16" draw:style-name="gr3" draw:text-style-name="P18" svg:x1="5.079cm" svg:y1="25.663cm" svg:x2="5.079cm" svg:y2="27.153cm"><text:p/></draw:line><draw:g draw:style-name="gr12"><draw:g draw:style-name="gr12"><draw:line draw:name="Line 12" draw:style-name="gr3" draw:text-style-name="P18" svg:x1="-0.04cm" svg:y1="25.677cm" svg:x2="-0.038cm" svg:y2="27.16cm"><text:p/></draw:line><draw:line draw:name="Line 13" draw:style-name="gr3" draw:text-style-name="P18" svg:x1="-0.942cm" svg:y1="25.666cm" svg:x2="17.415cm" svg:y2="25.668cm"><text:p/></draw:line><draw:line draw:name="Line 14" draw:style-name="gr3" draw:text-style-name="P18" svg:x1="1.055cm" svg:y1="25.691cm" svg:x2="1.057cm" svg:y2="27.161cm"><text:p/></draw:line><draw:line draw:name="Line 15" draw:style-name="gr3" draw:text-style-name="P18" svg:x1="3.57cm" svg:y1="25.691cm" svg:x2="3.57cm" svg:y2="27.181cm"><text:p/></draw:line><draw:g draw:style-name="gr12"><draw:g draw:style-name="gr12"><draw:custom-shape draw:name="Rectangle 21" draw:style-name="gr42" draw:text-style-name="P20" svg:width="0.81cm" svg:height="0.442cm" svg:x="-0.902cm" svg:y="26.668cm"><text:p text:style-name="P19"><text:span text:style-name="T5">З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" draw:style-name="gr43" draw:text-style-name="P20" svg:width="1.01cm" svg:height="0.442cm" svg:x="0.016cm" svg:y="26.695cm"><text:p text:style-name="P19"><text:span text:style-name="T5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3" draw:style-name="gr44" draw:text-style-name="P20" svg:width="2.366cm" svg:height="0.442cm" svg:x="1.132cm" svg:y="26.695cm"><text:p text:style-name="P19"><text:span text:style-name="T5">№ </text:span><text:span text:style-name="T5">даку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4" draw:style-name="gr45" draw:text-style-name="P20" svg:width="1.41cm" svg:height="0.442cm" svg:x="3.63cm" svg:y="26.695cm"><text:p text:style-name="P19"><text:span text:style-name="T5">Подпіс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5" draw:style-name="gr46" draw:text-style-name="P20" svg:width="0.918cm" svg:height="0.442cm" svg:x="5.12cm" svg:y="26.695cm"><text:p text:style-name="P19"><text:span text:style-name="T5">Дат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style-name="gr12"><draw:custom-shape draw:name="Rectangle 11" draw:style-name="gr47" draw:text-style-name="P18" svg:width="18.386cm" svg:height="28.599cm" svg:x="-0.951cm" svg:y="-1.443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8" draw:style-name="gr48" draw:text-style-name="P21" svg:width="9.93cm" svg:height="0.68cm" svg:x="6.085cm" svg:y="26.053cm"><text:p text:style-name="P19"><text:span text:style-name="T6">БДАС.450102.002 Д6</text:span></text:p><text:p text:style-name="P19"><text:span text:style-name="T7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draw:line draw:name="Line 30" draw:style-name="gr3" draw:text-style-name="P18" svg:x1="-0.928cm" svg:y1="26.679cm" svg:x2="6.076cm" svg:y2="26.681cm"><text:p/></draw:line><draw:line draw:name="Line 31" draw:style-name="gr4" draw:text-style-name="P18" svg:x1="-0.942cm" svg:y1="26.167cm" svg:x2="6.064cm" svg:y2="26.169cm"><text:p/></draw:line></draw:g><draw:g draw:style-name="gr12"><draw:line draw:name="Line 51" draw:style-name="gr3" draw:text-style-name="P18" svg:x1="16.004cm" svg:y1="26.349cm" svg:x2="17.433cm" svg:y2="26.351cm"><text:p/></draw:line><draw:custom-shape draw:name="Rectangle 26" draw:style-name="gr41" draw:text-style-name="P20" svg:width="1.355cm" svg:height="0.685cm" svg:x="16.005cm" svg:y="25.765cm"><text:p text:style-name="P19"><text:span text:style-name="T5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6" draw:style-name="gr41" draw:text-style-name="P20" svg:width="1.355cm" svg:height="0.685cm" svg:x="16.005cm" svg:y="26.513cm"><text:p text:style-name="P19"><text:span text:style-name="T5">5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/draw:g></draw:g></draw:g>Працяг дадатку <text:span text:style-name="T3">E</text:span></text:h>
      <text:h text:style-name="P14" text:outline-level="1">line con 0</text:h>
      <text:h text:style-name="P14" text:outline-level="1"><text:s/>exec-timeout 0 0</text:h>
      <text:h text:style-name="P14" text:outline-level="1"><text:s/>privilege level 15</text:h>
      <text:h text:style-name="P14" text:outline-level="1"><text:s/>logging synchronous</text:h>
      <text:h text:style-name="P14" text:outline-level="1">line aux 0</text:h>
      <text:h text:style-name="P14" text:outline-level="1"><text:s/>exec-timeout 0 0</text:h>
      <text:h text:style-name="P14" text:outline-level="1"><text:s/>privilege level 15</text:h>
      <text:h text:style-name="P14" text:outline-level="1"><text:s/>logging synchronous</text:h>
      <text:h text:style-name="P14" text:outline-level="1">line vty 0 4</text:h>
      <text:h text:style-name="P14" text:outline-level="1"><text:s/>login</text:h>
      <text:h text:style-name="P14" text:outline-level="1"><text:s/>transport input none</text:h>
      <text:h text:style-name="P14" text:outline-level="1"><text:span text:style-name="T4">e</text:span>nd</text:h>
      <text:h text:style-name="P14" text:outline-level="1">Using 2014 out of 32768 bytes</text:h>
      <text:h text:style-name="P14" text:outline-level="1">version 15.4</text:h>
      <text:h text:style-name="P14" text:outline-level="1">service timestamps debug datetime msec</text:h>
      <text:h text:style-name="P14" text:outline-level="1">service timestamps log datetime msec</text:h>
      <text:h text:style-name="P14" text:outline-level="1">no service password-encryption</text:h>
      <text:h text:style-name="P14" text:outline-level="1">hostname R3</text:h>
      <text:h text:style-name="P14" text:outline-level="1">boot-start-marker</text:h>
      <text:h text:style-name="P14" text:outline-level="1">boot-end-marker</text:h>
      <text:h text:style-name="P14" text:outline-level="1">aqm-register-fnf</text:h>
      <text:h text:style-name="P14" text:outline-level="1">no aaa new-model</text:h>
      <text:h text:style-name="P14" text:outline-level="1">clock timezone +03 3 0</text:h>
      <text:h text:style-name="P14" text:outline-level="1">mmi polling-interval 60</text:h>
      <text:h text:style-name="P14" text:outline-level="1">no mmi auto-configure</text:h>
      <text:h text:style-name="P14" text:outline-level="1">no mmi pvc</text:h>
      <text:h text:style-name="P14" text:outline-level="1">mmi snmp-timeout 180</text:h>
      <text:h text:style-name="P14" text:outline-level="1">no ip icmp rate-limit unreachable</text:h>
      <text:h text:style-name="P14" text:outline-level="1">no ip domain lookup</text:h>
      <text:h text:style-name="P14" text:outline-level="1">ip cef</text:h>
      <text:h text:style-name="P14" text:outline-level="1">no ipv6 cef</text:h>
      <text:h text:style-name="P14" text:outline-level="1">multilink bundle-name authenticated</text:h>
      <text:h text:style-name="P16" text:outline-level="1">redundancy</text:h>
      <text:h text:style-name="P9" text:outline-level="1"><draw:g text:anchor-type="paragraph" draw:z-index="5" draw:style-name="gr23"><draw:line draw:name="Line 18" draw:style-name="gr3" draw:text-style-name="P18" svg:x1="16.005cm" svg:y1="25.663cm" svg:x2="16.014cm" svg:y2="27.177cm"><text:p/></draw:line><draw:g draw:style-name="gr12"><draw:line draw:name="Line 17" draw:style-name="gr3" draw:text-style-name="P18" svg:x1="6.081cm" svg:y1="25.677cm" svg:x2="6.085cm" svg:y2="27.16cm"><text:p/></draw:line><draw:g draw:style-name="gr12"><draw:line draw:name="Line 16" draw:style-name="gr3" draw:text-style-name="P18" svg:x1="5.079cm" svg:y1="25.663cm" svg:x2="5.079cm" svg:y2="27.153cm"><text:p/></draw:line><draw:g draw:style-name="gr12"><draw:g draw:style-name="gr12"><draw:line draw:name="Line 12" draw:style-name="gr3" draw:text-style-name="P18" svg:x1="-0.04cm" svg:y1="25.677cm" svg:x2="-0.038cm" svg:y2="27.16cm"><text:p/></draw:line><draw:line draw:name="Line 13" draw:style-name="gr3" draw:text-style-name="P18" svg:x1="-0.942cm" svg:y1="25.666cm" svg:x2="17.415cm" svg:y2="25.668cm"><text:p/></draw:line><draw:line draw:name="Line 14" draw:style-name="gr3" draw:text-style-name="P18" svg:x1="1.055cm" svg:y1="25.691cm" svg:x2="1.057cm" svg:y2="27.161cm"><text:p/></draw:line><draw:line draw:name="Line 15" draw:style-name="gr3" draw:text-style-name="P18" svg:x1="3.57cm" svg:y1="25.691cm" svg:x2="3.57cm" svg:y2="27.181cm"><text:p/></draw:line><draw:g draw:style-name="gr12"><draw:g draw:style-name="gr12"><draw:custom-shape draw:name="Rectangle 21" draw:style-name="gr42" draw:text-style-name="P20" svg:width="0.81cm" svg:height="0.442cm" svg:x="-0.902cm" svg:y="26.668cm"><text:p text:style-name="P19"><text:span text:style-name="T5">З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2" draw:style-name="gr43" draw:text-style-name="P20" svg:width="1.01cm" svg:height="0.442cm" svg:x="0.016cm" svg:y="26.695cm"><text:p text:style-name="P19"><text:span text:style-name="T5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3" draw:style-name="gr44" draw:text-style-name="P20" svg:width="2.366cm" svg:height="0.442cm" svg:x="1.132cm" svg:y="26.695cm"><text:p text:style-name="P19"><text:span text:style-name="T5">№ </text:span><text:span text:style-name="T5">дакум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4" draw:style-name="gr45" draw:text-style-name="P20" svg:width="1.41cm" svg:height="0.442cm" svg:x="3.63cm" svg:y="26.695cm"><text:p text:style-name="P19"><text:span text:style-name="T5">Подпіс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5" draw:style-name="gr46" draw:text-style-name="P20" svg:width="0.918cm" svg:height="0.442cm" svg:x="5.12cm" svg:y="26.695cm"><text:p text:style-name="P19"><text:span text:style-name="T5">Дат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style-name="gr12"><draw:custom-shape draw:name="Rectangle 11" draw:style-name="gr47" draw:text-style-name="P18" svg:width="18.386cm" svg:height="28.599cm" svg:x="-0.951cm" svg:y="-1.443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8" draw:style-name="gr48" draw:text-style-name="P21" svg:width="9.93cm" svg:height="0.68cm" svg:x="6.085cm" svg:y="26.053cm"><text:p text:style-name="P19"><text:span text:style-name="T6">БДАС.450102.002 Д6</text:span></text:p><text:p text:style-name="P19"><text:span text:style-name="T7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draw:line draw:name="Line 30" draw:style-name="gr3" draw:text-style-name="P18" svg:x1="-0.928cm" svg:y1="26.679cm" svg:x2="6.076cm" svg:y2="26.681cm"><text:p/></draw:line><draw:line draw:name="Line 31" draw:style-name="gr4" draw:text-style-name="P18" svg:x1="-0.942cm" svg:y1="26.167cm" svg:x2="6.064cm" svg:y2="26.169cm"><text:p/></draw:line></draw:g><draw:g draw:style-name="gr12"><draw:line draw:name="Line 51" draw:style-name="gr3" draw:text-style-name="P18" svg:x1="16.004cm" svg:y1="26.349cm" svg:x2="17.433cm" svg:y2="26.351cm"><text:p/></draw:line><draw:custom-shape draw:name="Rectangle 26" draw:style-name="gr41" draw:text-style-name="P20" svg:width="1.355cm" svg:height="0.685cm" svg:x="16.005cm" svg:y="25.765cm"><text:p text:style-name="P19"><text:span text:style-name="T5">Аркуш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6" draw:style-name="gr41" draw:text-style-name="P20" svg:width="1.355cm" svg:height="0.685cm" svg:x="16.005cm" svg:y="26.513cm"><text:p text:style-name="P19"><text:span text:style-name="T5">6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/draw:g></draw:g></draw:g>Працяг дадатку <text:span text:style-name="T3">E</text:span></text:h>
      <text:h text:style-name="P15" text:outline-level="1">ip tcp synwait-time 5</text:h>
      <text:h text:style-name="P15" text:outline-level="1">interface Loopback1</text:h>
      <text:h text:style-name="P15" text:outline-level="1"><text:s/>ip address 10.10.33.33 255.255.255.0</text:h>
      <text:h text:style-name="P15" text:outline-level="1">interface Ethernet0/0</text:h>
      <text:h text:style-name="P15" text:outline-level="1"><text:s/>ip address 10.10.11.22 255.255.255.0</text:h>
      <text:h text:style-name="P15" text:outline-level="1">interface Ethernet0/1</text:h>
      <text:h text:style-name="P15" text:outline-level="1"><text:s/>ip address 10.10.22.22 255.255.255.0</text:h>
      <text:h text:style-name="P15" text:outline-level="1">router eigrp 1</text:h>
      <text:h text:style-name="P15" text:outline-level="1"><text:s/>metric weights 0 1 1 1 0 0</text:h>
      <text:h text:style-name="P15" text:outline-level="1"><text:s/>network 10.10.11.0 0.0.0.255</text:h>
      <text:h text:style-name="P15" text:outline-level="1"><text:s/>network 10.10.22.0 0.0.0.255</text:h>
      <text:h text:style-name="P15" text:outline-level="1"><text:s/>network 10.10.33.0 0.0.0.255</text:h>
      <text:h text:style-name="P15" text:outline-level="1">ip forward-protocol nd</text:h>
      <text:h text:style-name="P15" text:outline-level="1">no ip http server</text:h>
      <text:h text:style-name="P15" text:outline-level="1">no ip http secure-server</text:h>
      <text:h text:style-name="P15" text:outline-level="1">control-plane</text:h>
      <text:h text:style-name="P15" text:outline-level="1">line con 0</text:h>
      <text:h text:style-name="P15" text:outline-level="1"><text:s/>exec-timeout 0 0</text:h>
      <text:h text:style-name="P15" text:outline-level="1"><text:s/>privilege level 15</text:h>
      <text:h text:style-name="P15" text:outline-level="1"><text:s/>logging synchronous</text:h>
      <text:h text:style-name="P15" text:outline-level="1">line aux 0</text:h>
      <text:h text:style-name="P15" text:outline-level="1"><text:s/>exec-timeout 0 0</text:h>
      <text:h text:style-name="P15" text:outline-level="1"><text:s/>privilege level 15</text:h>
      <text:h text:style-name="P15" text:outline-level="1"><text:s/>logging synchronous</text:h>
      <text:h text:style-name="P15" text:outline-level="1">line vty 0 4</text:h>
      <text:h text:style-name="P15" text:outline-level="1"><text:s/>login</text:h>
      <text:h text:style-name="P15" text:outline-level="1"><text:s/>transport input none</text:h>
      <text:h text:style-name="P17" text:outline-level="1">end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GOST type A1" svg:font-family="'GOST type A'"/>
    <style:font-face style:name="Calibri" svg:font-family="Calibri" style:font-family-generic="roman"/>
    <style:font-face style:name="ISOCPEUR" svg:font-family="ISOCPEUR" style:font-family-generic="roman"/>
    <style:font-face style:name="Times New Roman1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GOST type A" svg:font-family="'GOST type A'" style:font-pitch="variable"/>
    <style:font-face style:name="Times New Roman" svg:font-family="'Times New Roman'" style:font-family-generic="roman" style:font-pitch="variable"/>
    <style:font-face style:name="AR PL KaitiM GB" svg:font-family="'AR PL KaitiM GB'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1" fo:font-family="'Times New Roman'" style:font-family-generic="roman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1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1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1" fo:font-family="'Times New Roman'" style:font-family-generic="roman" style:font-size-asian="12pt" style:font-name-complex="FreeSans1" style:font-family-complex="FreeSans" style:font-family-generic-complex="swiss"/>
    </style:style>
    <style:style style:name="Чертежный" style:family="paragraph" style:default-outline-level="">
      <style:paragraph-properties fo:margin-top="0cm" fo:margin-bottom="0cm" loext:contextual-spacing="false" fo:line-height="100%" fo:text-align="justify" style:justify-single-word="false" fo:orphans="2" fo:widows="2" style:writing-mode="lr-tb"/>
      <style:text-properties style:font-name="ISOCPEUR" fo:font-family="ISOCPEUR" style:font-family-generic="roman" fo:font-size="14pt" fo:language="uk" fo:country="UA" fo:font-style="italic" style:font-name-asian="Times New Roman2" style:font-family-asian="'Times New Roman'" style:font-family-generic-asian="system" style:font-pitch-asian="variable" style:font-size-asian="14pt" style:language-asian="ru" style:country-asian="RU" style:font-style-asian="italic" style:font-name-complex="Times New Roman2" style:font-family-complex="'Times New Roman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editing-cycles>70</meta:editing-cycles>
    <meta:creation-date>2020-05-29T13:01:00</meta:creation-date>
    <dc:date>2020-06-10T07:20:14.656320552</dc:date>
    <meta:editing-duration>PT1H56M33S</meta:editing-duration>
    <meta:generator>LibreOffice/6.1.5.2$Linux_X86_64 LibreOffice_project/10$Build-2</meta:generator>
    <meta:document-statistic meta:table-count="0" meta:image-count="0" meta:object-count="0" meta:page-count="6" meta:paragraph-count="187" meta:word-count="598" meta:character-count="4336" meta:non-whitespace-character-count="385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